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in" svg:height="7.8598in" svg:x="0in" svg:y="1.248in">
            <draw:object draw:notify-on-update-of-ranges="Sheet1.A1:Sheet1.A1 Sheet1.B1:Sheet1.H1 Sheet1.A2:Sheet1.A2 Sheet1.B2:Sheet1.H2 Sheet1.A3:Sheet1.A3 Sheet1.B3:Sheet1.H3 Sheet1.A4:Sheet1.A4 Sheet1.B4:Sheet1.H4 Sheet1.A5:Sheet1.A5 Sheet1.B5:Sheet1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5"/>
        <table:table-row table:style-name="ro1">
          <table:table-cell table:style-name="ce1" office:value-type="string" calcext:value-type="string">
            <text:p># of valu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4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0.42669" calcext:value-type="float">
            <text:p>0.4266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040109" calcext:value-type="float">
            <text:p>0.040109</text:p>
          </table:table-cell>
          <table:table-cell office:value-type="float" office:value="0.394168" calcext:value-type="float">
            <text:p>0.394168</text:p>
          </table:table-cell>
          <table:table-cell office:value-type="float" office:value="4.030495" calcext:value-type="float">
            <text:p>4.030495</text:p>
          </table:table-cell>
        </table:table-row>
        <table:table-row table:style-name="ro1">
          <table:table-cell office:value-type="string" calcext:value-type="string">
            <text:p>STL Sor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0.170743" calcext:value-type="float">
            <text:p>0.170743</text:p>
          </table:table-cell>
          <table:table-cell office:value-type="float" office:value="2.031983" calcext:value-type="float">
            <text:p>2.031983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309655" calcext:value-type="float">
            <text:p>0.309655</text:p>
          </table:table-cell>
          <table:table-cell office:value-type="float" office:value="4.684076" calcext:value-type="float">
            <text:p>4.684076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eh </meta:initial-creator>
    <meta:creation-date>2015-04-30T11:48:56.372135960</meta:creation-date>
    <dc:date>2015-04-30T12:01:51.751788430</dc:date>
    <dc:creator>Sieh </dc:creator>
    <meta:editing-duration>P0D</meta:editing-duration>
    <meta:editing-cycles>1</meta:editing-cycles>
    <meta:document-statistic meta:table-count="1" meta:cell-count="40" meta:object-count="1"/>
    <meta:generator>LibreOffice/4.2.8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561cm" svg:height="19.965cm" xlink:href=".." xlink:type="simple" chart:class="chart:line" chart:style-name="ch1">
        <chart:legend chart:legend-position="end" svg:x="32.524cm" svg:y="8.936cm" style:legend-expansion="high" chart:style-name="ch2"/>
        <chart:plot-area chart:style-name="ch3" table:cell-range-address="Sheet1.A1:Sheet1.H5" chart:data-source-has-labels="both" svg:x="0.711cm" svg:y="0.399cm" svg:width="31.102cm" svg:height="19.167cm">
          <chartooo:coordinate-region svg:x="1.332cm" svg:y="0.598cm" svg:width="29.738cm" svg:height="18.321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H2" chart:label-cell-address="Sheet1.A2:Sheet1.A2" chart:class="chart:line">
            <chart:data-point chart:repeated="7"/>
          </chart:series>
          <chart:series chart:style-name="ch7" chart:values-cell-range-address="Sheet1.B3:Sheet1.H3" chart:label-cell-address="Sheet1.A3:Sheet1.A3" chart:class="chart:line">
            <chart:data-point chart:repeated="7"/>
          </chart:series>
          <chart:series chart:style-name="ch8" chart:values-cell-range-address="Sheet1.B4:Sheet1.H4" chart:label-cell-address="Sheet1.A4:Sheet1.A4" chart:class="chart:line">
            <chart:data-point chart:repeated="7"/>
          </chart:series>
          <chart:series chart:style-name="ch9" chart:values-cell-range-address="Sheet1.B5:Sheet1.H5" chart:label-cell-address="Sheet1.A5:Sheet1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H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2</svg:desc>
                </draw:g>
              </table:table-cell>
              <table:table-cell office:value-type="float" office:value="0.000006">
                <text:p>0.000006</text:p>
                <draw:g>
                  <svg:desc>Sheet1.B2:Sheet1.H2</svg:desc>
                </draw:g>
              </table:table-cell>
              <table:table-cell office:value-type="float" office:value="0.000087">
                <text:p>0.000087</text:p>
              </table:table-cell>
              <table:table-cell office:value-type="float" office:value="0.007358">
                <text:p>0.007358</text:p>
              </table:table-cell>
              <table:table-cell office:value-type="float" office:value="0.42669">
                <text:p>0.4266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dix Sort</text:p>
                <draw:g>
                  <svg:desc>Sheet1.A3:Sheet1.A3</svg:desc>
                </draw:g>
              </table:table-cell>
              <table:table-cell office:value-type="float" office:value="0.000474">
                <text:p>0.000474</text:p>
                <draw:g>
                  <svg:desc>Sheet1.B3:Sheet1.H3</svg:desc>
                </draw:g>
              </table:table-cell>
              <table:table-cell office:value-type="float" office:value="0.000553">
                <text:p>0.000553</text:p>
              </table:table-cell>
              <table:table-cell office:value-type="float" office:value="0.001529">
                <text:p>0.001529</text:p>
              </table:table-cell>
              <table:table-cell office:value-type="float" office:value="0.004135">
                <text:p>0.004135</text:p>
              </table:table-cell>
              <table:table-cell office:value-type="float" office:value="0.040109">
                <text:p>0.040109</text:p>
              </table:table-cell>
              <table:table-cell office:value-type="float" office:value="0.394168">
                <text:p>0.394168</text:p>
              </table:table-cell>
              <table:table-cell office:value-type="float" office:value="4.030495">
                <text:p>4.030495</text:p>
              </table:table-cell>
            </table:table-row>
            <table:table-row>
              <table:table-cell office:value-type="string">
                <text:p>STL Sort</text:p>
                <draw:g>
                  <svg:desc>Sheet1.A4:Sheet1.A4</svg:desc>
                </draw:g>
              </table:table-cell>
              <table:table-cell office:value-type="float" office:value="0.000001">
                <text:p>0.000001</text:p>
                <draw:g>
                  <svg:desc>Sheet1.B4:Sheet1.H4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254">
                <text:p>0.000254</text:p>
              </table:table-cell>
              <table:table-cell office:value-type="float" office:value="0.001146">
                <text:p>0.001146</text:p>
              </table:table-cell>
              <table:table-cell office:value-type="float" office:value="0.014338">
                <text:p>0.014338</text:p>
              </table:table-cell>
              <table:table-cell office:value-type="float" office:value="0.170743">
                <text:p>0.170743</text:p>
              </table:table-cell>
              <table:table-cell office:value-type="float" office:value="2.031983">
                <text:p>2.031983</text:p>
              </table:table-cell>
            </table:table-row>
            <table:table-row>
              <table:table-cell office:value-type="string">
                <text:p>Heapsort</text:p>
                <draw:g>
                  <svg:desc>Sheet1.A5:Sheet1.A5</svg:desc>
                </draw:g>
              </table:table-cell>
              <table:table-cell office:value-type="float" office:value="0.000002">
                <text:p>0.000002</text:p>
                <draw:g>
                  <svg:desc>Sheet1.B5:Sheet1.H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1875">
                <text:p>0.001875</text:p>
              </table:table-cell>
              <table:table-cell office:value-type="float" office:value="0.024285">
                <text:p>0.024285</text:p>
              </table:table-cell>
              <table:table-cell office:value-type="float" office:value="0.309655">
                <text:p>0.309655</text:p>
              </table:table-cell>
              <table:table-cell office:value-type="float" office:value="4.684076">
                <text:p>4.684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